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6pt" style:font-size-asian="6pt" style:font-size-complex="6pt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8000" style:text-align-source="fix" style:repeat-content="false" fo:border="0.002cm solid #000000" style:vertical-align="middle"/>
      <style:paragraph-properties fo:text-align="center" fo:margin-left="0cm"/>
      <style:text-properties fo:color="#000000" fo:font-size="6pt" style:font-size-asian="6pt" style:font-size-complex="6pt"/>
      <style:map style:condition="cell-content()=&quot;X&quot;" style:apply-style-name="Untitled6" style:base-cell-address="Sheet1.A1"/>
    </style:style>
    <style:style style:name="ce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fo:font-size="6pt" style:font-size-asian="6pt" style:font-size-complex="6pt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997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style-name="ce4" office:value-type="string">
            <text:p>Z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0">20/03/2012</text:date>, <text:time>17:0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20T17:01:01</dc:date>
    <dc:creator>Rafael Beirigo</dc:creator>
    <meta:editing-duration>PT07H07M11S</meta:editing-duration>
    <meta:editing-cycles>28</meta:editing-cycles>
    <meta:generator>OpenOffice.org/3.2$Unix OpenOffice.org_project/320m12$Build-9483</meta:generator>
    <meta:document-statistic meta:table-count="1" meta:cell-count="64" meta:object-count="0"/>
  </office:meta>
</office:document-meta>
</file>